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2.95cm" fo:min-width="3.9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3.2cm" svg:x="1.8cm" svg:y="1.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4.4cm" svg:y="1.5cm">
          <text:p text:style-name="P1">Skatepa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3.1cm" svg:y="10.4cm">
          <text:p text:style-name="P1">Tri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.8cm" svg:y="10.4cm">
          <text:p text:style-name="P1">Review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cm" svg:y1="4.7cm" svg:x2="3.7cm" svg:y2="5.5cm">
          <text:p/>
        </draw:line>
        <draw:line draw:style-name="gr2" draw:text-style-name="P1" draw:layer="layout" svg:x1="3.7cm" svg:y1="5.5cm" svg:x2="3.7cm" svg:y2="7.8cm">
          <text:p/>
        </draw:line>
        <draw:line draw:style-name="gr2" draw:text-style-name="P1" draw:layer="layout" svg:x1="3.712cm" svg:y1="8.599cm" svg:x2="3.687cm" svg:y2="7.799cm">
          <text:p/>
        </draw:line>
        <draw:line draw:style-name="gr2" draw:text-style-name="P1" draw:layer="layout" svg:x1="3.701cm" svg:y1="4.7cm" svg:x2="3.701cm" svg:y2="5.5cm">
          <text:p/>
        </draw:line>
        <draw:line draw:style-name="gr2" draw:text-style-name="P1" draw:layer="layout" svg:x1="3.701cm" svg:y1="5.5cm" svg:x2="3.701cm" svg:y2="7.8cm">
          <text:p/>
        </draw:line>
        <draw:line draw:style-name="gr2" draw:text-style-name="P1" draw:layer="layout" svg:x1="4.313cm" svg:y1="6.38cm" svg:x2="3.688cm" svg:y2="5.599cm">
          <text:p/>
        </draw:line>
        <draw:line draw:style-name="gr2" draw:text-style-name="P1" draw:layer="layout" svg:x1="3.7cm" svg:y1="10.4cm" svg:x2="3.688cm" svg:y2="7.799cm">
          <text:p/>
        </draw:line>
        <draw:line draw:style-name="gr2" draw:text-style-name="P1" draw:layer="layout" svg:x1="3.014cm" svg:y1="6.52cm" svg:x2="3.689cm" svg:y2="5.699cm">
          <text:p/>
        </draw:line>
        <draw:line draw:style-name="gr2" draw:text-style-name="P1" draw:layer="layout" svg:x1="6.275cm" svg:y1="3.143cm" svg:x2="7.075cm" svg:y2="3.137cm">
          <text:p/>
        </draw:line>
        <draw:line draw:style-name="gr2" draw:text-style-name="P1" draw:layer="layout" svg:x1="7.075cm" svg:y1="3.136cm" svg:x2="9.375cm" svg:y2="3.119cm">
          <text:p/>
        </draw:line>
        <draw:line draw:style-name="gr2" draw:text-style-name="P1" draw:layer="layout" svg:x1="14.4cm" svg:y1="3.2cm" svg:x2="8.1cm" svg:y2="3.2cm">
          <text:p/>
        </draw:line>
        <draw:line draw:style-name="gr2" draw:text-style-name="P1" draw:layer="layout" svg:x1="6.2cm" svg:y1="4.6cm" svg:x2="6.596cm" svg:y2="4.933cm">
          <text:p/>
        </draw:line>
        <draw:line draw:style-name="gr2" draw:text-style-name="P1" draw:layer="layout" svg:x1="6.596cm" svg:y1="4.933cm" svg:x2="10.423cm" svg:y2="8.064cm">
          <text:p/>
        </draw:line>
        <draw:line draw:style-name="gr2" draw:text-style-name="P1" draw:layer="layout" svg:x1="13.1cm" svg:y1="10.4cm" svg:x2="12cm" svg:y2="9.6cm">
          <text:p/>
        </draw:line>
        <draw:custom-shape draw:style-name="gr1" draw:text-style-name="P1" draw:layer="layout" svg:width="4.4cm" svg:height="3.2cm" svg:x="1.7cm" svg:y="6.3cm">
          <text:p text:style-name="P1">UserRe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7.9cm" svg:y="1.5cm">
          <text:p text:style-name="P1">UserSkatepa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7.6cm" svg:y="6.4cm">
          <text:p text:style-name="P1">UserTric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cm" svg:y1="3.1cm" svg:x2="7.9cm" svg:y2="2.5cm">
          <text:p/>
        </draw:line>
        <draw:line draw:style-name="gr2" draw:text-style-name="P1" draw:layer="layout" svg:x1="7.2cm" svg:y1="3.1cm" svg:x2="7.8cm" svg:y2="3.8cm">
          <text:p/>
        </draw:line>
        <draw:line draw:style-name="gr2" draw:text-style-name="P1" draw:layer="layout" svg:x1="7.6cm" svg:y1="5.7cm" svg:x2="7.6cm" svg:y2="6.5cm">
          <text:p/>
        </draw:line>
        <draw:line draw:style-name="gr2" draw:text-style-name="P1" draw:layer="layout" svg:x1="7.6cm" svg:y1="5.8cm" svg:x2="9.1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8:23:03.826000000</meta:creation-date>
    <dc:date>2014-10-23T11:35:18.718000000</dc:date>
    <meta:editing-duration>PT8M13S</meta:editing-duration>
    <meta:editing-cycles>2</meta:editing-cycles>
    <meta:generator>LibreOffice/4.3.2.2$Windows_x86 LibreOffice_project/edfb5295ba211bd31ad47d0bad0118690f76407d</meta:generator>
    <meta:document-statistic meta:object-count="25"/>
  </office:meta>
</office:document-meta>
</file>